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.............................................................................................</text:p>
      <text:p text:style-name="Standard"/>
      <text:p text:style-name="Standard">...............................................................................................................</text:p>
      <text:p text:style-name="Standard"/>
      <text:p text:style-name="Standard">.................................................................................................</text:p>
      <text:p text:style-name="Standard">#include&lt;stdio.h&gt;</text:p>
      <text:p text:style-name="Standard">#include&lt;string.h&gt;</text:p>
      <text:p text:style-name="Standard"><text:s/>void main()</text:p>
      <text:p text:style-name="Standard">{</text:p>
      <text:p text:style-name="Standard"><text:s/>char a[30]="i am an idiot";</text:p>
      <text:p text:style-name="Standard"><text:s text:c="2"/>char b[30]="shajdas";</text:p>
      <text:p text:style-name="Standard"><text:s text:c="2"/></text:p>
      <text:p text:style-name="Standard"><text:s text:c="2"/>strcpy(b,a);</text:p>
      <text:p text:style-name="Standard"><text:s text:c="2"/>printf("%s\n",b);</text:p>
      <text:p text:style-name="Standard"><text:s/></text:p>
      <text:p text:style-name="Standard"><text:s/></text:p>
      <text:p text:style-name="Standard">}</text:p>
      <text:p text:style-name="Standard">......................................................................</text:p>
      <text:p text:style-name="Standard"/>
      <text:p text:style-name="Standard">........................................................................</text:p>
      <text:p text:style-name="Standard"/>
      <text:p text:style-name="Standard">.....................................................................................</text:p>
      <text:p text:style-name="Standard"/>
      <text:p text:style-name="Standard">}</text:p>
      <text:p text:style-name="Standard">........................................................................................</text:p>
      <text:p text:style-name="Standard">#include &lt;stdio.h&gt;</text:p>
      <text:p text:style-name="Standard">int main()</text:p>
      <text:p text:style-name="Standard">{</text:p>
      <text:p text:style-name="Standard"><text:s text:c="3"/>char s[1000], r[1000];</text:p>
      <text:p text:style-name="Standard"><text:s text:c="3"/>int i, j, count = 0;</text:p>
      <text:p text:style-name="Standard"/>
      <text:p text:style-name="Standard"><text:s text:c="3"/>printf("Input a string\n");</text:p>
      <text:p text:style-name="Standard"><text:s text:c="3"/>gets(s);</text:p>
      <text:p text:style-name="Standard"/>
      <text:p text:style-name="Standard"><text:s text:c="3"/>while (s[count] != '\0')</text:p>
      <text:p text:style-name="Standard"><text:s text:c="6"/>count++;</text:p>
      <text:p text:style-name="Standard"/>
      <text:p text:style-name="Standard"><text:s text:c="3"/>j = count - 1;</text:p>
      <text:p text:style-name="Standard"/>
      <text:p text:style-name="Standard"><text:s text:c="3"/>for (i = 0; i &lt; count; i++) {</text:p>
      <text:p text:style-name="Standard"><text:s text:c="6"/>r[i] = s[j];</text:p>
      <text:p text:style-name="Standard"><text:s text:c="6"/>j--;</text:p>
      <text:p text:style-name="Standard"><text:s text:c="3"/>}</text:p>
      <text:p text:style-name="Standard"/>
      <text:p text:style-name="Standard"><text:s text:c="3"/>r[i] = '\0';</text:p>
      <text:p text:style-name="Standard"/>
      <text:p text:style-name="Standard"><text:s text:c="3"/>printf("%s\n", r);</text:p>
      <text:p text:style-name="Standard"/>
      <text:p text:style-name="Standard"><text:s text:c="3"/>return 0;</text:p>
      <text:p text:style-name="Standard">}</text:p>
      <text:p text:style-name="Standard">.........................................................................................</text:p>
      <text:p text:style-name="Standard"><text:soft-page-break/></text:p>
      <text:p text:style-name="Standard">...................................................................................</text:p>
      <text:p text:style-name="Standard"/>
      <text:p text:style-name="Standard">.................................................................................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0:33:47.183850642</meta:creation-date>
    <dc:date>2021-12-03T11:41:49.468889131</dc:date>
    <meta:editing-duration>PT8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77" meta:character-count="1299" meta:non-whitespace-character-count="1198"/>
  </office:meta>
</office:document-meta>
</file>